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41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1.367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771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864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ext-properties fo:color="#c0c0c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over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1" office:value-type="string" table:number-columns-spanned="7" table:number-rows-spanned="1">
            <text:p>Overview of the Ginger Standard Library “std”</text:p>
          </table:table-cell>
          <table:covered-table-cell table:number-columns-repeated="6"/>
        </table:table-row>
      </table:table>
      <table:table table:name="Standard Library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>
            <text:p>Facet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Method name</text:p>
          </table:table-cell>
          <table:table-cell table:style-name="ce2" office:value-type="string">
            <text:p>Alt name</text:p>
          </table:table-cell>
          <table:table-cell table:style-name="ce5" office:value-type="string">
            <text:p>sysapp</text:p>
          </table:table-cell>
          <table:table-cell table:style-name="ce5" office:value-type="string">
            <text:p>sysfn</text:p>
          </table:table-cell>
          <table:table-cell table:style-name="ce5" office:value-type="string">
            <text:p>id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Sequence</text:p>
          </table:table-cell>
          <table:table-cell office:value-type="string">
            <text:p>isSeq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Sequence</text:p>
          </table:table-cell>
          <table:table-cell office:value-type="string">
            <text:p>explode</text:p>
          </table:table-cell>
          <table:table-cell office:value-type="string">
            <text:p>(...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eqMembers?</text:p>
          </table:table-cell>
          <table:table-cell office:value-type="string">
            <text:p>members?</text:p>
          </table:table-cell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Sequence</text:p>
          </table:table-cell>
          <table:table-cell office:value-type="string">
            <text:p>append</text:p>
          </table:table-cell>
          <table:table-cell office:value-type="string">
            <text:p>(++)</text:p>
          </table:table-cell>
          <table:table-cell table:number-columns-repeated="4"/>
          <table:table-cell office:value-type="string">
            <text:p>appendSeq</text:p>
          </table:table-cell>
          <table:table-cell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Sequence</text:p>
          </table:table-cell>
          <table:table-cell office:value-type="string">
            <text:p>isEmpty</text:p>
          </table:table-cell>
          <table:table-cell table:number-columns-repeated="5"/>
          <table:table-cell office:value-type="string">
            <text:p>isEmptySequence</text:p>
          </table:table-cell>
          <table:table-cell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Sequence</text:p>
          </table:table-cell>
          <table:table-cell office:value-type="string">
            <text:p>isntEmpty</text:p>
          </table:table-cell>
          <table:table-cell table:number-columns-repeated="5"/>
          <table:table-cell office:value-type="string">
            <text:p>isntEmptySequence</text:p>
          </table:table-cell>
          <table:table-cell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Sequence</text:p>
          </table:table-cell>
          <table:table-cell office:value-type="string">
            <text:p>length</text:p>
          </table:table-cell>
          <table:table-cell table:number-columns-repeated="5"/>
          <table:table-cell office:value-type="string">
            <text:p>seqLength</text:p>
          </table:table-cell>
          <table:table-cell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Sequence</text:p>
          </table:table-cell>
          <table:table-cell office:value-type="string">
            <text:p>hasAtLeast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Sequence</text:p>
          </table:table-cell>
          <table:table-cell office:value-type="string">
            <text:p>hasntAtLeast</text:p>
          </table:table-cell>
          <table:table-cell table:number-columns-repeated="7"/>
        </table:table-row>
        <table:table-row table:style-name="ro1">
          <table:table-cell table:style-name="ce3" table:number-columns-repeated="2"/>
          <table:table-cell table:number-columns-repeated="8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List</text:p>
          </table:table-cell>
          <table:table-cell office:value-type="string">
            <text:p>isList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List</text:p>
          </table:table-cell>
          <table:table-cell office:value-type="string">
            <text:p>newList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List</text:p>
          </table:table-cell>
          <table:table-cell office:value-type="string">
            <text:p>newListOnto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List</text:p>
          </table:table-cell>
          <table:table-cell office:value-type="string">
            <text:p>null</text:p>
          </table:table-cell>
          <table:table-cell table:number-columns-repeated="5"/>
          <table:table-cell office:value-type="string">
            <text:p>isEmptyList</text:p>
          </table:table-cell>
          <table:table-cell office:value-type="string">
            <text:p>listIsEmpty?</text:p>
          </table:table-cell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List</text:p>
          </table:table-cell>
          <table:table-cell office:value-type="string">
            <text:p>head</text:p>
          </table:table-cell>
          <table:table-cell table:number-columns-repeated="5"/>
          <table:table-cell office:value-type="string">
            <text:p>listHead</text:p>
          </table:table-cell>
          <table:table-cell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List</text:p>
          </table:table-cell>
          <table:table-cell office:value-type="string">
            <text:p>tail</text:p>
          </table:table-cell>
          <table:table-cell table:number-columns-repeated="5"/>
          <table:table-cell office:value-type="string">
            <text:p>listTail</text:p>
          </table:table-cell>
          <table:table-cell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List</text:p>
          </table:table-cell>
          <table:table-cell office:value-type="string">
            <text:p>chop</text:p>
          </table:table-cell>
          <table:table-cell table:number-columns-repeated="5"/>
          <table:table-cell office:value-type="string">
            <text:p>listChop</text:p>
          </table:table-cell>
          <table:table-cell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List</text:p>
          </table:table-cell>
          <table:table-cell office:value-type="string">
            <text:p>listLength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List</text:p>
          </table:table-cell>
          <table:table-cell office:value-type="string">
            <text:p>listIndex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List</text:p>
          </table:table-cell>
          <table:table-cell office:value-type="string">
            <text:p>listAppend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List</text:p>
          </table:table-cell>
          <table:table-cell office:value-type="string">
            <text:p>listExplode</text:p>
          </table:table-cell>
          <table:table-cell table:number-columns-repeated="5"/>
          <table:table-cell office:value-type="string">
            <text:p>listMembers</text:p>
          </table:table-cell>
          <table:table-cell/>
        </table:table-row>
        <table:table-row table:style-name="ro1">
          <table:table-cell table:style-name="ce3" table:number-columns-repeated="2"/>
          <table:table-cell table:number-columns-repeated="8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Vector</text:p>
          </table:table-cell>
          <table:table-cell office:value-type="string">
            <text:p>isVector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Vector</text:p>
          </table:table-cell>
          <table:table-cell office:value-type="string">
            <text:p>newVector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Vector</text:p>
          </table:table-cell>
          <table:table-cell office:value-type="string">
            <text:p>vectorIndex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Vector</text:p>
          </table:table-cell>
          <table:table-cell office:value-type="string">
            <text:p>vectorAppend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Vector</text:p>
          </table:table-cell>
          <table:table-cell office:value-type="string">
            <text:p>vectorLength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Vector</text:p>
          </table:table-cell>
          <table:table-cell office:value-type="string">
            <text:p>vectorExplode</text:p>
          </table:table-cell>
          <table:table-cell table:number-columns-repeated="5"/>
          <table:table-cell office:value-type="string">
            <text:p>vectorMembers</text:p>
          </table:table-cell>
          <table:table-cell/>
        </table:table-row>
        <table:table-row table:style-name="ro1">
          <table:table-cell table:style-name="ce3" table:number-columns-repeated="2"/>
          <table:table-cell table:number-columns-repeated="8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String</text:p>
          </table:table-cell>
          <table:table-cell office:value-type="string">
            <text:p>isString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String</text:p>
          </table:table-cell>
          <table:table-cell office:value-type="string">
            <text:p>newString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String</text:p>
          </table:table-cell>
          <table:table-cell office:value-type="string">
            <text:p>stringExplode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String</text:p>
          </table:table-cell>
          <table:table-cell office:value-type="string">
            <text:p>stringIndex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String</text:p>
          </table:table-cell>
          <table:table-cell office:value-type="string">
            <text:p>stringAppend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String</text:p>
          </table:table-cell>
          <table:table-cell office:value-type="string">
            <text:p>stringLength</text:p>
          </table:table-cell>
          <table:table-cell table:number-columns-repeated="7"/>
        </table:table-row>
        <table:table-row table:style-name="ro1">
          <table:table-cell table:style-name="ce3" table:number-columns-repeated="2"/>
          <table:table-cell table:number-columns-repeated="8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Char</text:p>
          </table:table-cell>
          <table:table-cell office:value-type="string">
            <text:p>isChar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Char</text:p>
          </table:table-cell>
          <table:table-cell office:value-type="string">
            <text:p>codePointToChar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Char</text:p>
          </table:table-cell>
          <table:table-cell office:value-type="string">
            <text:p>charToCodePoint</text:p>
          </table:table-cell>
          <table:table-cell table:number-columns-repeated="7"/>
        </table:table-row>
        <table:table-row table:style-name="ro1">
          <table:table-cell table:style-name="ce3" table:number-columns-repeated="2"/>
          <table:table-cell table:number-columns-repeated="8"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Maplet</text:p>
          </table:table-cell>
          <table:table-cell office:value-type="string">
            <text:p>newMaplet (:-)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Maplet</text:p>
          </table:table-cell>
          <table:table-cell office:value-type="string">
            <text:p>isMaplet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Maplet</text:p>
          </table:table-cell>
          <table:table-cell office:value-type="string">
            <text:p>mapletKey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Maplet</text:p>
          </table:table-cell>
          <table:table-cell office:value-type="string">
            <text:p>mapletValue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Maplet</text:p>
          </table:table-cell>
          <table:table-cell office:value-type="string">
            <text:p>mapletExplode</text:p>
          </table:table-cell>
          <table:table-cell table:number-columns-repeated="3"/>
          <table:table-cell office:value-type="string">
            <text:p>//</text:p>
          </table:table-cell>
          <table:table-cell/>
          <table:table-cell office:value-type="string">
            <text:p>mapletMembers</text:p>
          </table:table-cell>
          <table:table-cell/>
        </table:table-row>
        <table:table-row table:style-name="ro1">
          <table:table-cell table:style-name="ce3" table:number-columns-repeated="2"/>
          <table:table-cell table:number-columns-repeated="8"/>
        </table:table-row>
        <table:table-row table:style-name="ro1">
          <table:table-cell table:style-name="ce3" office:value-type="string">
            <text:p>public</text:p>
          </table:table-cell>
          <table:table-cell table:style-name="ce3" office:value-type="string">
            <text:p>Any</text:p>
          </table:table-cell>
          <table:table-cell office:value-type="string">
            <text:p>print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Any</text:p>
          </table:table-cell>
          <table:table-cell office:value-type="string">
            <text:p>println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Any</text:p>
          </table:table-cell>
          <table:table-cell office:value-type="string">
            <text:p>fprint</text:p>
          </table:table-cell>
          <table:table-cell table:number-columns-repeated="7"/>
        </table:table-row>
        <table:table-row table:style-name="ro3">
          <table:table-cell table:style-name="ce3" office:value-type="string">
            <text:p>public</text:p>
          </table:table-cell>
          <table:table-cell table:style-name="ce3" office:value-type="string">
            <text:p>Any</text:p>
          </table:table-cell>
          <table:table-cell office:value-type="string">
            <text:p>fprintln</text:p>
          </table:table-cell>
          <table:table-cell table:number-columns-repeated="7"/>
        </table:table-row>
        <table:table-row table:style-name="ro1" table:number-rows-repeated="2">
          <table:table-cell table:style-name="ce3" table:number-columns-repeated="2"/>
          <table:table-cell table:number-columns-repeated="8"/>
        </table:table-row>
        <table:table-row table:style-name="ro1">
          <table:table-cell table:style-name="ce3" office:value-type="string">
            <text:p>system</text:p>
          </table:table-cell>
          <table:table-cell table:style-name="ce3" office:value-type="string">
            <text:p>Pair</text:p>
          </table:table-cell>
          <table:table-cell office:value-type="string">
            <text:p>isPair</text:p>
          </table:table-cell>
          <table:table-cell table:number-columns-repeated="7"/>
        </table:table-row>
        <table:table-row table:style-name="ro1">
          <table:table-cell table:style-name="ce3" office:value-type="string">
            <text:p>system</text:p>
          </table:table-cell>
          <table:table-cell table:style-name="ce3" office:value-type="string">
            <text:p>Pair</text:p>
          </table:table-cell>
          <table:table-cell office:value-type="string">
            <text:p>newPair</text:p>
          </table:table-cell>
          <table:table-cell table:number-columns-repeated="7"/>
        </table:table-row>
        <table:table-row table:style-name="ro1">
          <table:table-cell table:style-name="ce3" office:value-type="string">
            <text:p>system</text:p>
          </table:table-cell>
          <table:table-cell table:style-name="ce3" office:value-type="string">
            <text:p>Pair</text:p>
          </table:table-cell>
          <table:table-cell office:value-type="string">
            <text:p>pairExplode</text:p>
          </table:table-cell>
          <table:table-cell table:number-columns-repeated="7"/>
        </table:table-row>
        <table:table-row table:style-name="ro1">
          <table:table-cell table:style-name="ce3" office:value-type="string">
            <text:p>system</text:p>
          </table:table-cell>
          <table:table-cell table:style-name="ce3" office:value-type="string">
            <text:p>Pair</text:p>
          </table:table-cell>
          <table:table-cell office:value-type="string">
            <text:p>pairHead</text:p>
          </table:table-cell>
          <table:table-cell table:number-columns-repeated="7"/>
        </table:table-row>
        <table:table-row table:style-name="ro1">
          <table:table-cell table:style-name="ce3" office:value-type="string">
            <text:p>system</text:p>
          </table:table-cell>
          <table:table-cell table:style-name="ce3" office:value-type="string">
            <text:p>Pair</text:p>
          </table:table-cell>
          <table:table-cell office:value-type="string">
            <text:p>pairTail</text:p>
          </table:table-cell>
          <table:table-cell table:number-columns-repeated="7"/>
        </table:table-row>
        <table:table-row table:style-name="ro1">
          <table:table-cell table:style-name="ce3" table:number-columns-repeated="2"/>
          <table:table-cell table:number-columns-repeated="8"/>
        </table:table-row>
        <table:table-row table:style-name="ro1">
          <table:table-cell table:style-name="ce3" office:value-type="string">
            <text:p>system</text:p>
          </table:table-cell>
          <table:table-cell table:style-name="ce3" office:value-type="string">
            <text:p>Nil</text:p>
          </table:table-cell>
          <table:table-cell office:value-type="string">
            <text:p>isNil</text:p>
          </table:table-cell>
          <table:table-cell table:number-columns-repeated="7"/>
        </table:table-row>
        <table:table-row table:style-name="ro1" table:number-rows-repeated="65473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22/07/2010</text:date>, <text:time>22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7-22T22:18:58</meta:creation-date>
    <dc:date>2010-07-22T22:33:45</dc:date>
    <dc:creator>Stephen Leach</dc:creator>
    <meta:editing-duration>PT00H14M49S</meta:editing-duration>
    <meta:editing-cycles>3</meta:editing-cycles>
    <meta:generator>OpenOffice.org/3.2$Unix OpenOffice.org_project/320m12$Build-9483</meta:generator>
    <meta:document-statistic meta:table-count="2" meta:cell-count="173" meta:object-count="0"/>
  </office:meta>
</office:document-meta>
</file>